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s text:c="1"/><text:span text:style-name="span_.zxx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picturePage_Paragraph_scrSection_columns_scrBook_scrBody"><text:p text:style-name="span_.zxx_pictureCaption_picturePage_Paragraph_scrSection_columns_scrBook_scrBody">Wáɩn Ndɔ nɩ́.</text:p><text:p text:style-name="pictureCaption_picturePage_Paragraph_scrSection_columns_scrBook_scrBody"> <text:p text:style-name="reference_.zxx_pictureCaption_picturePage_Paragraph_scrSection_columns_scrBook_scrBody">Mateo 21:33</text:p></text:p></text:p></draw:text-box><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draw:frame><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text:p text:style-name="Line1_scrSection_columns_scrBook_scrBody"><text:span text:style-name="span_.zxx_Line1_scrSection_columns_scrBook_scrBody">‘Ibwi ámʋ́ʋ́ obu ayípʋ bekiná ámʋ</text:span></text:p><text:p text:style-name="Line2_scrSection_columns_scrBook_scrBody"><text:span text:style-name="span_.zxx_Line2_scrSection_columns_scrBook_scrBody">lébemlí okonkísʋ́bwi nɩ́.</text:span></text:p><text:p text:style-name="Line1_scrSection_columns_scrBook_scrBody"><text:span text:style-name="span_.zxx_Line1_scrSection_columns_scrBook_scrBody">Bulu lɔ́bwɛ mʋ́ alɩ.</text:span></text:p><text:p text:style-name="Line2_scrSection_columns_scrBook_scrBody"><text:span text:style-name="span_.zxx_Line2_scrSection_columns_scrBook_scrBody">Ɩbʋ wánwan.’</text:span></text:p><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text:p text:style-name="SectionHead_scrSection_columns_scrBook_scrBody"><text:span text:style-name="span_.zxx_SectionHead_scrSection_columns_scrBook_scrBody">Ɔtsɩkpaɩ́n Ɩwɩ Yébi</text:span></text:p><text:p text:style-name="ParallelPassageReference_scrSection_columns_scrBook_scrBody"><text:span text:style-name="span_.zxx_ParallelPassageReference_scrSection_columns_scrBook_scrBody">(Luka 14:15-24)</text:span></text:p><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text:p text:style-name="SectionHead_scrSection_columns_scrBook_scrBody"><text:span text:style-name="span_.zxx_SectionHead_scrSection_columns_scrBook_scrBody">Lampóoka</text:span></text:p><text:p text:style-name="ParallelPassageReference_scrSection_columns_scrBook_scrBody"><text:span text:style-name="span_.zxx_ParallelPassageReference_scrSection_columns_scrBook_scrBody">(Marko 12:13-17; Luka 20:20-26)</text:span></text:p><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span_.zxx_pictureCaption_pictureColumn_Paragraph_scrSection_columns_scrBook_scrBody"><text:p text:style-name="span_.zxx_pictureCaption_pictureColumn_Paragraph_scrSection_columns_scrBook_scrBody">Lampóoka kɔ́ba nɩ.</text:p><text:p text:style-name="pictureCaption_pictureColumn_Paragraph_scrSection_columns_scrBook_scrBody"> <text:p text:style-name="reference_.zxx_pictureCaption_pictureColumn_Paragraph_scrSection_columns_scrBook_scrBody">Mateo 22:19</text:p></text:p></text:p></draw:text-box></draw:frame><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text:p text:style-name="Paragraph_scrSection_columns_scrBook_scrBody"><text:span text:style-name="span_.zxx_Paragraph_scrSection_columns_scrBook_scrBody"> <text:span text:style-name="VerseNumber_.zxx_Paragraph_scrSection_columns_scrBook_scrBody">  21 </text:span>Bɛlɛ mʋ́ ɔnɔ́ bɛɛ, “Kaesare.”</text:span></text:p><text:p text:style-name="Paragraph_scrSection_columns_scrBook_scrBody"><text:span text:style-name="span_.zxx_Paragraph_scrSection_columns_scrBook_scrBody">Mʋ́ʋ́ ɔlɛbláa amʋ́ ɔbɛ́ɛ, “Mʋ́mʋ́ mlɩpʋ tɔ́á igyi Kaesare klɛ́ ha Kaesare, amlɩpʋ mʋ́á igyi Bulu klɛ́ ɛ́ ha Bulu.”</text:span></text:p><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text:p text:style-name="SectionHead_scrSection_columns_scrBook_scrBody"><text:span text:style-name="span_.zxx_SectionHead_scrSection_columns_scrBook_scrBody">Kʋsʋ́ Tsú Afúlitɔ Ɩwɩ Asʋn Fɩtɛ́hɛ́</text:span></text:p><text:p text:style-name="ParallelPassageReference_scrSection_columns_scrBook_scrBody"><text:span text:style-name="span_.zxx_ParallelPassageReference_scrSection_columns_scrBook_scrBody">(Marko 12:18-27; Luka 20:27-40)</text:span></text:p><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text:p text:style-name="SectionHead_scrSection_columns_scrBook_scrBody"><text:span text:style-name="span_.zxx_SectionHead_scrSection_columns_scrBook_scrBody">Bulu Mbla Ámʋtɔ Mʋ́á Ɩdʋn</text:span></text:p><text:p text:style-name="ParallelPassageReference_scrSection_columns_scrBook_scrBody"><text:span text:style-name="span_.zxx_ParallelPassageReference_scrSection_columns_scrBook_scrBody">(Marko 12:28-34; Luka 10:25-28)</text:span></text:p><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text:p text:style-name="SectionHead_scrSection_columns_scrBook_scrBody"><text:span text:style-name="span_.zxx_SectionHead_scrSection_columns_scrBook_scrBody">Ma Gyí Kristo Amʋ?</text:span></text:p><text:p text:style-name="ParallelPassageReference_scrSection_columns_scrBook_scrBody"><text:span text:style-name="span_.zxx_ParallelPassageReference_scrSection_columns_scrBook_scrBody">(Marko 12:35-37; Luka 20:41-44)</text:span></text:p><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text:p text:style-name="Paragraph_scrSection_columns_scrBook_scrBody"><text:span text:style-name="span_.zxx_Paragraph_scrSection_columns_scrBook_scrBody">Bɛbláa mʋ bɛɛ, “Owíe Dawid mʋ na nɩ́.”</text:span></text:p><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text:p text:style-name="Line1_scrSection_columns_scrBook_scrBody"><text:span text:style-name="span_.zxx_Line1_scrSection_columns_scrBook_scrBody"> <text:span text:style-name="VerseNumber_.zxx_Line1_scrSection_columns_scrBook_scrBody">  44 </text:span>‘Anɩ Wíe Bulu lɛ́bláa mɩ́ Wíe ɔbɛ́ɛ,</text:span></text:p><text:p text:style-name="Line2_scrSection_columns_scrBook_scrBody"><text:span text:style-name="span_.zxx_Line2_scrSection_columns_scrBook_scrBody">Tsia mɩ́ gyɔpɩsʋ nfɩ</text:span></text:p><text:p text:style-name="Line2_scrSection_columns_scrBook_scrBody"><text:span text:style-name="span_.zxx_Line2_scrSection_columns_scrBook_scrBody">yɔ́fʋn brɛ́á nɛ́ha fɛ́tsatsáa fʋ́ alupʋ́sʋ́?’</text:span></text:p><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text:p text:style-name="SectionHead_scrSection_columns_scrBook_scrBody"><text:span text:style-name="span_.zxx_SectionHead_scrSection_columns_scrBook_scrBody">Mose Mbla Asunápʋ́ Pʋ́ Farisifɔ Tsiátɔ́</text:span></text:p><text:p text:style-name="ParallelPassageReference_scrSection_columns_scrBook_scrBody"><text:span text:style-name="span_.zxx_ParallelPassageReference_scrSection_columns_scrBook_scrBody">(Marko 12:38-39; Luka 11:43, 46; 20:45-46)</text:span></text:p><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span_.zxx_pictureCaption_pictureColumn_Paragraph1_scrSection_columns_scrBook_scrBody"><text:p text:style-name="span_.zxx_pictureCaption_pictureColumn_Paragraph1_scrSection_columns_scrBook_scrBody">Farisiyin nɩ.</text:p><text:p text:style-name="pictureCaption_pictureColumn_Paragraph1_scrSection_columns_scrBook_scrBody"> <text:p text:style-name="reference_.zxx_pictureCaption_pictureColumn_Paragraph1_scrSection_columns_scrBook_scrBody">Mateo 23:5</text:p></text:p></text:p></draw:text-box><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draw:frame><text:p text:style-name="SectionHead_scrSection_columns_scrBook_scrBody"><text:span text:style-name="span_.zxx_SectionHead_scrSection_columns_scrBook_scrBody">Apinabwɛbí Abwɛpʋ́</text:span></text:p><text:p text:style-name="ParallelPassageReference_scrSection_columns_scrBook_scrBody"><text:span text:style-name="span_.zxx_ParallelPassageReference_scrSection_columns_scrBook_scrBody">(Marko 12:40; Luka 11:39-42, 44, 52; 20:47)</text:span></text:p><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text:p text:style-name="SectionHead_scrSection_columns_scrBook_scrBody"><text:span text:style-name="span_.zxx_SectionHead_scrSection_columns_scrBook_scrBody">Bulu Ɩsʋbɩtɩ́</text:span></text:p><text:p text:style-name="ParallelPassageReference_scrSection_columns_scrBook_scrBody"><text:span text:style-name="span_.zxx_ParallelPassageReference_scrSection_columns_scrBook_scrBody">(Luka 11:47-51)</text:span></text:p><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text:p text:style-name="SectionHead_scrSection_columns_scrBook_scrBody"><text:span text:style-name="span_.zxx_SectionHead_scrSection_columns_scrBook_scrBody">Yerusalemfɔ Ɩwɩ Ɔdwɛ</text:span></text:p><text:p text:style-name="ParallelPassageReference_scrSection_columns_scrBook_scrBody"><text:span text:style-name="span_.zxx_ParallelPassageReference_scrSection_columns_scrBook_scrBody">(Luka 13:34-35)</text:span></text:p><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text-properties fo:font-size="18pt" style:font-size-complex="18pt" fo:font-weight="700" style:font-weight-complex="700" fo:font-style="normal"/>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fo:orphans="2"/>
      <style:text-properties fo:font-size="12pt" style:font-size-complex="12pt" fo:font-weight="700" style:font-weight-complex="700" fo:font-style="normal"/>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zxx_Paragraph1_scrSection_columns_scrBook_scrBody" style:family="text" style:parent-style-name="Paragraph1_scrSection_columns_scrBook_scrBody">
      <style:text-properties fo:country="none" fo:language="zxx" fo:font-weight="700" style:font-weight-complex="700"/>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size="12pt" style:font-size-complex="12pt" text:display="prince-footnote"/>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size="12pt" style:font-size-complex="12pt"/>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paragraph"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size="12pt" style:font-size-complex="12pt" text:display="prince-footnote"/>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paragraph"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paragraph"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IN-x-aheri" style:family="paragraph" style:parent-style-name="none">
      <style:text-properties fo:font-family="Charis SIL"/>
    </style:style>
    <style:style style:name="span_.ggo-IN-x-aheri" style:family="paragraph" style:parent-style-name="none">
      <style:text-properties fo:font-family="Charis SIL"/>
    </style:style>
    <style:style style:name="div_.ggo-Telu-IN" style:family="paragraph" style:parent-style-name="none">
      <style:text-properties fo:font-family="Charis SIL"/>
    </style:style>
    <style:style style:name="span_.ggo-Telu-IN" style:family="paragraph" style:parent-style-name="none">
      <style:text-properties fo:font-family="Charis SIL"/>
    </style:style>
    <style:style style:name="div_.ggo-fonipa-x-emic" style:family="paragraph" style:parent-style-name="none">
      <style:text-properties fo:font-family="Charis SIL"/>
    </style:style>
    <style:style style:name="span_.ggo-fonipa-x-emic" style:family="paragraph" style:parent-style-name="none">
      <style:text-properties fo:font-family="Charis SIL"/>
    </style:style>
    <style:style style:name="div_.grc" style:family="paragraph" style:parent-style-name="none">
      <style:text-properties fo:font-family="Charis SIL"/>
    </style:style>
    <style:style style:name="span_.grc" style:family="paragraph" style:parent-style-name="none">
      <style:text-properties fo:font-family="Charis SIL"/>
    </style:style>
    <style:style style:name="div_.hbo" style:family="paragraph" style:parent-style-name="none">
      <style:text-properties fo:font-family="Charis SIL"/>
    </style:style>
    <style:style style:name="span_.hbo" style:family="paragraph" style:parent-style-name="none">
      <style:text-properties fo:font-family="Charis SIL"/>
    </style:style>
    <style:style style:name="div_.hi" style:family="paragraph" style:parent-style-name="none">
      <style:text-properties fo:font-family="Charis SIL"/>
    </style:style>
    <style:style style:name="span_.hi" style:family="paragraph" style:parent-style-name="none">
      <style:text-properties fo:font-family="Charis SIL"/>
    </style:style>
    <style:style style:name="div_.id" style:family="paragraph" style:parent-style-name="none">
      <style:text-properties fo:font-family="Charis SIL"/>
    </style:style>
    <style:style style:name="span_.id" style:family="paragraph" style:parent-style-name="none">
      <style:text-properties fo:font-family="Charis SIL"/>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Charis SIL"/>
    </style:style>
    <style:style style:name="span_.ko" style:family="paragraph" style:parent-style-name="none">
      <style:text-properties fo:font-family="Charis SIL"/>
    </style:style>
    <style:style style:name="div_.lv" style:family="paragraph" style:parent-style-name="none">
      <style:text-properties fo:font-family="Charis SIL"/>
    </style:style>
    <style:style style:name="span_.lv" style:family="paragraph" style:parent-style-name="none">
      <style:text-properties fo:font-family="Charis SIL"/>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Charis SIL"/>
    </style:style>
    <style:style style:name="span_.pt"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te" style:family="paragraph" style:parent-style-name="none">
      <style:text-properties fo:font-family="Charis SIL"/>
    </style:style>
    <style:style style:name="span_.te" style:family="paragraph" style:parent-style-name="none">
      <style:text-properties fo:font-family="Charis SIL"/>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Charis SIL"/>
    </style:style>
    <style:style style:name="span_.zh-CN" style:family="paragraph" style:parent-style-name="none">
      <style:text-properties fo:font-family="Charis SIL"/>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fo:keep-with-next="always" fo:widows="2"/>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2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fo:orphans="2"/>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text-properties fo:font-size="1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fo:keep-with-next="always"/>
      <style:text-properties fo:font-weight="400" fo:font-style="italic"/>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linux</meta:initial-creator>
    <meta:creation-date>2016-12-08T18:22:05</meta:creation-date>
    <dc:creator>linux</dc:creator>
    <dc:date>2016-12-08T18:22:05</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home/linux/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